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ting Triangles</text:p>
      <text:p text:style-name="Standard"/>
      <text:p text:style-name="Standard">Farmer John wants to generate a triangle with N (1 &lt;= N &lt;= 20) rows and a first number S (1 &lt;= S &lt;= 9). Examples of this triangle are:</text:p>
      <text:p text:style-name="Standard"/>
      <text:p text:style-name="Standard"><text:s/>N=6, S=4 <text:s text:c="18"/>N=7, S=8 <text:s/></text:p>
      <text:p text:style-name="Standard"/>
      <text:p text:style-name="Standard">4 5 7 1 5 1 <text:s text:c="14"/>8 9 2 5 9 5 2 <text:s text:c="3"/></text:p>
      <text:p text:style-name="Standard"><text:s text:c="2"/>6 8 2 6 2 <text:s text:c="16"/>1 3 6 1 6 3 <text:s text:c="2"/></text:p>
      <text:p text:style-name="Standard"><text:s text:c="4"/>9 3 7 3 <text:s text:c="18"/>4 7 2 7 4 <text:s text:c="2"/></text:p>
      <text:p text:style-name="Standard"><text:s text:c="6"/>4 8 4 <text:s text:c="20"/>8 3 8 5 <text:s/></text:p>
      <text:p text:style-name="Standard"><text:s text:c="8"/>9 5 <text:s text:c="22"/>4 9 6 </text:p>
      <text:p text:style-name="Standard"><text:s text:c="10"/>6 <text:s text:c="24"/>1 7</text:p>
      <text:p text:style-name="Standard"><text:s text:c="38"/>8</text:p>
      <text:p text:style-name="Standard">Determine the rule used to generate the triangles above, and then output a triangle for a given N and S. There is no whitespace at the beginning of a triangle.</text:p>
      <text:p text:style-name="Standard"/>
      <text:p text:style-name="Standard">INPUT FORMAT</text:p>
      <text:p text:style-name="Standard"/>
      <text:p text:style-name="Standard">A line containing two space-separated integers N and S</text:p>
      <text:p text:style-name="Standard"/>
      <text:p text:style-name="Standard">OUTPUT FORMAT</text:p>
      <text:p text:style-name="Standard"/>
      <text:p text:style-name="Standard">The triangle generated from the given inputs</text:p>
      <text:p text:style-name="Standard"/>
      <text:p text:style-name="Standard">SAMPLE INPUT</text:p>
      <text:p text:style-name="Standard"/>
      <text:p text:style-name="Standard">8 2</text:p>
      <text:p text:style-name="Standard">SAMPLE OUTPUT</text:p>
      <text:p text:style-name="Standard"/>
      <text:p text:style-name="Standard">2 3 5 8 3 8 5 3</text:p>
      <text:p text:style-name="Standard"><text:s text:c="2"/>4 6 9 4 9 6 4</text:p>
      <text:p text:style-name="Standard"><text:s text:c="4"/>7 1 5 1 7 5</text:p>
      <text:p text:style-name="Standard"><text:s text:c="6"/>2 6 2 8 6</text:p>
      <text:p text:style-name="Standard"><text:s text:c="8"/>7 3 9 7</text:p>
      <text:p text:style-name="Standard"><text:s text:c="10"/>4 1 8</text:p>
      <text:p text:style-name="Standard"><text:s text:c="12"/>2 9</text:p>
      <text:p text:style-name="Standard"><text:s text:c="14"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13:54:43.686000000</meta:creation-date>
    <meta:print-date>2022-05-27T13:54:54.668000000</meta:print-date>
    <dc:date>2022-05-27T13:55:16.469000000</dc:date>
    <meta:editing-duration>PT32S</meta:editing-duration>
    <meta:editing-cycles>1</meta:editing-cycles>
    <meta:document-statistic meta:table-count="0" meta:image-count="0" meta:object-count="0" meta:page-count="1" meta:paragraph-count="26" meta:word-count="177" meta:character-count="908" meta:non-whitespace-character-count="485"/>
    <meta:generator>LibreOffice/5.4.6.2$Windows_X86_64 LibreOffice_project/4014ce260a04f1026ba855d3b8d91541c224eab8</meta:generator>
  </office:meta>
</office:document-meta>
</file>